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77">
            <text:p>UCIAMS-39577</text:p>
          </table:table-cell>
          <table:table-cell office:value-type="float" office:value="47.54">
            <text:p>47.54</text:p>
          </table:table-cell>
          <table:table-cell office:value-type="float" office:value="-61.55">
            <text:p>-61.55</text:p>
          </table:table-cell>
          <table:table-cell office:value-type="float" office:value="860.0">
            <text:p>860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7">
            <text:p>UCIAMS-144897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45.0">
            <text:p>145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6">
            <text:p>UCIAMS-144896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55.0">
            <text:p>155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5">
            <text:p>UCIAMS-144895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670.0">
            <text:p>670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4">
            <text:p>UCIAMS-144894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70.0">
            <text:p>170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3">
            <text:p>UCIAMS-144893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830.0">
            <text:p>830.0</text:p>
          </table:table-cell>
          <table:table-cell office:value-type="float" office:value="20.0">
            <text:p>20.0</text:p>
          </table:table-cell>
          <table:table-cell office:value-type="string" office:value="leaves">
            <text:p>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34725">
            <text:p>UCIAMS-134725</text:p>
          </table:table-cell>
          <table:table-cell office:value-type="float" office:value="47.56">
            <text:p>47.56</text:p>
          </table:table-cell>
          <table:table-cell office:value-type="float" office:value="-61.5">
            <text:p>-61.5</text:p>
          </table:table-cell>
          <table:table-cell office:value-type="float" office:value="840.0">
            <text:p>840.0</text:p>
          </table:table-cell>
          <table:table-cell office:value-type="float" office:value="20.0">
            <text:p>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emillardEtal2017,VacchiEtal2018">
            <text:p>Remillard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78">
            <text:p>UCIAMS-39578</text:p>
          </table:table-cell>
          <table:table-cell office:value-type="float" office:value="47.23">
            <text:p>47.23</text:p>
          </table:table-cell>
          <table:table-cell office:value-type="float" office:value="-61.89">
            <text:p>-61.89</text:p>
          </table:table-cell>
          <table:table-cell office:value-type="float" office:value="625.0">
            <text:p>625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GSC-4565">
            <text:p>GSC-4565</text:p>
          </table:table-cell>
          <table:table-cell office:value-type="float" office:value="47.21">
            <text:p>47.21</text:p>
          </table:table-cell>
          <table:table-cell office:value-type="float" office:value="-61.84">
            <text:p>-61.84</text:p>
          </table:table-cell>
          <table:table-cell office:value-type="float" office:value="9480.0">
            <text:p>94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DredgeEtal1992,VacchiEtal2018">
            <text:p>DredgeEtal1992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34726">
            <text:p>UCIAMS-134726</text:p>
          </table:table-cell>
          <table:table-cell office:value-type="float" office:value="47.41">
            <text:p>47.41</text:p>
          </table:table-cell>
          <table:table-cell office:value-type="float" office:value="-61.87">
            <text:p>-61.87</text:p>
          </table:table-cell>
          <table:table-cell office:value-type="float" office:value="1125.0">
            <text:p>1125.0</text:p>
          </table:table-cell>
          <table:table-cell office:value-type="float" office:value="20.0">
            <text:p>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emillardEtal2017,VacchiEtal2018">
            <text:p>Remillard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92">
            <text:p>UCIAMS-41192</text:p>
          </table:table-cell>
          <table:table-cell office:value-type="float" office:value="47.53">
            <text:p>47.53</text:p>
          </table:table-cell>
          <table:table-cell office:value-type="float" office:value="-61.7">
            <text:p>-61.7</text:p>
          </table:table-cell>
          <table:table-cell office:value-type="float" office:value="145.0">
            <text:p>145.0</text:p>
          </table:table-cell>
          <table:table-cell office:value-type="float" office:value="20.0">
            <text:p>20.0</text:p>
          </table:table-cell>
          <table:table-cell office:value-type="string" office:value="wood fragment">
            <text:p>wood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80">
            <text:p>UCIAMS-39580</text:p>
          </table:table-cell>
          <table:table-cell office:value-type="float" office:value="47.53">
            <text:p>47.53</text:p>
          </table:table-cell>
          <table:table-cell office:value-type="float" office:value="-61.7">
            <text:p>-61.7</text:p>
          </table:table-cell>
          <table:table-cell office:value-type="float" office:value="625.0">
            <text:p>625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82">
            <text:p>UCIAMS-39582</text:p>
          </table:table-cell>
          <table:table-cell office:value-type="float" office:value="47.54">
            <text:p>47.54</text:p>
          </table:table-cell>
          <table:table-cell office:value-type="float" office:value="-61.55">
            <text:p>-61.55</text:p>
          </table:table-cell>
          <table:table-cell office:value-type="float" office:value="930.0">
            <text:p>930.0</text:p>
          </table:table-cell>
          <table:table-cell office:value-type="float" office:value="15.0">
            <text:p>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39583">
            <text:p>UCIAMS-39583</text:p>
          </table:table-cell>
          <table:table-cell office:value-type="float" office:value="47.37">
            <text:p>47.37</text:p>
          </table:table-cell>
          <table:table-cell office:value-type="float" office:value="-61.86">
            <text:p>-61.86</text:p>
          </table:table-cell>
          <table:table-cell office:value-type="float" office:value="930.0">
            <text:p>930.0</text:p>
          </table:table-cell>
          <table:table-cell office:value-type="float" office:value="20.0">
            <text:p>2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34729">
            <text:p>UCIAMS-134729</text:p>
          </table:table-cell>
          <table:table-cell office:value-type="float" office:value="47.21">
            <text:p>47.21</text:p>
          </table:table-cell>
          <table:table-cell office:value-type="float" office:value="-61.84">
            <text:p>-61.84</text:p>
          </table:table-cell>
          <table:table-cell office:value-type="float" office:value="9430.0">
            <text:p>943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emillardEtal2016,VacchiEtal2018">
            <text:p>RemillardEtal2016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89">
            <text:p>UCIAMS-144889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90.0">
            <text:p>90.0</text:p>
          </table:table-cell>
          <table:table-cell office:value-type="float" office:value="20.0">
            <text:p>2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88">
            <text:p>UCIAMS-41188</text:p>
          </table:table-cell>
          <table:table-cell office:value-type="float" office:value="47.23">
            <text:p>47.23</text:p>
          </table:table-cell>
          <table:table-cell office:value-type="float" office:value="-61.89">
            <text:p>-61.89</text:p>
          </table:table-cell>
          <table:table-cell office:value-type="float" office:value="1885.0">
            <text:p>1885.0</text:p>
          </table:table-cell>
          <table:table-cell office:value-type="float" office:value="15.0">
            <text:p>15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">
            <text:p>-3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2">
            <text:p>UCIAMS-144892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235.0">
            <text:p>1235.0</text:p>
          </table:table-cell>
          <table:table-cell office:value-type="float" office:value="20.0">
            <text:p>20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1">
            <text:p>UCIAMS-144891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255.0">
            <text:p>1255.0</text:p>
          </table:table-cell>
          <table:table-cell office:value-type="float" office:value="20.0">
            <text:p>20.0</text:p>
          </table:table-cell>
          <table:table-cell office:value-type="string" office:value="stems">
            <text:p>stem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90">
            <text:p>UCIAMS-41190</text:p>
          </table:table-cell>
          <table:table-cell office:value-type="float" office:value="47.54">
            <text:p>47.54</text:p>
          </table:table-cell>
          <table:table-cell office:value-type="float" office:value="-61.55">
            <text:p>-61.55</text:p>
          </table:table-cell>
          <table:table-cell office:value-type="float" office:value="1135.0">
            <text:p>1135.0</text:p>
          </table:table-cell>
          <table:table-cell office:value-type="float" office:value="15.0">
            <text:p>15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144890">
            <text:p>UCIAMS-144890</text:p>
          </table:table-cell>
          <table:table-cell office:value-type="float" office:value="47.47">
            <text:p>47.47</text:p>
          </table:table-cell>
          <table:table-cell office:value-type="float" office:value="-61.74">
            <text:p>-61.74</text:p>
          </table:table-cell>
          <table:table-cell office:value-type="float" office:value="1425.0">
            <text:p>1425.0</text:p>
          </table:table-cell>
          <table:table-cell office:value-type="float" office:value="20.0">
            <text:p>20.0</text:p>
          </table:table-cell>
          <table:table-cell office:value-type="string" office:value="leaves and stem">
            <text:p>leaves and 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rnettEtal2017,VacchiEtal2018">
            <text:p>BarnettEtal2017,VacchiEtal2018</text:p>
          </table:table-cell>
        </table:table-row>
        <table:table-row>
          <table:table-cell office:value-type="string" office:value="Magdalen_Islands">
            <text:p>Magdalen_Islands</text:p>
          </table:table-cell>
          <table:table-cell office:value-type="string" office:value="radiocarbon">
            <text:p>radiocarbon</text:p>
          </table:table-cell>
          <table:table-cell office:value-type="string" office:value="UCIAMS-41191">
            <text:p>UCIAMS-41191</text:p>
          </table:table-cell>
          <table:table-cell office:value-type="float" office:value="47.53">
            <text:p>47.53</text:p>
          </table:table-cell>
          <table:table-cell office:value-type="float" office:value="-61.7">
            <text:p>-61.7</text:p>
          </table:table-cell>
          <table:table-cell office:value-type="float" office:value="585.0">
            <text:p>585.0</text:p>
          </table:table-cell>
          <table:table-cell office:value-type="float" office:value="15.0">
            <text:p>15.0</text:p>
          </table:table-cell>
          <table:table-cell office:value-type="string" office:value="needles">
            <text:p>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rnettEtal2017,VacchiEtal2018">
            <text:p>BarnettEtal2017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